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outline1">
      <style:graphic-properties fo:min-height="11.929cm"/>
    </style:style>
    <style:style style:name="pr3" style:family="presentation" style:parent-style-name="Výchozí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2. 1. 2016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1">
        <draw:frame presentation:style-name="pr1" draw:layer="layout" svg:width="25.199cm" svg:height="3.506cm" svg:x="1.4cm" svg:y="0.837cm" presentation:class="title">
          <draw:text-box>
            <text:p>Otázk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Jak moc spolehlivá je POS položka v SAM (krom rozhodnutí, zda jsou v aktivním regionu)?</text:p>
                <text:list>
                  <text:list-item>
                    <text:p>Pro určení pozice v rámci reference (grafu)</text:p>
                  </text:list-item>
                  <text:list-item>
                    <text:p>Pro rozhodnutí, u kterých readů má smysl zkoumat překryv</text:p>
                  </text:list-item>
                </text:list>
              </text:list-item>
              <text:list-item>
                <text:p>Jak se poznají paired-end reads (mate reads)?</text:p>
              </text:list-item>
              <text:list-item>
                <text:p>Má smysl tvořit pouze jeden uzel grafu pro k-mer i jeho reverzní komplement?</text:p>
                <text:list>
                  <text:list-item>
                    <text:p>Vzhledem k omezenému aktivnímu regionu</text:p>
                  </text:list-item>
                </text:list>
              </text:list-item>
              <text:list-item>
                <text:p>Má tedy vůbec smysl při lokálním assembly uvažovat nenamapované read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1">
        <draw:frame presentation:style-name="pr1" draw:layer="layout" svg:width="25.199cm" svg:height="3.506cm" svg:x="1.4cm" svg:y="0.837cm" presentation:class="title">
          <draw:text-box>
            <text:p>Možnosti postupu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Z krátkých reUadů vytvořit delší (výpočet překrytí)</text:p>
              </text:list-item>
              <text:list-item>
                <text:p>Referenční sekvenci do grafu převádět podobně jako doposud</text:p>
                <text:list>
                  <text:list-item>
                    <text:p>Multihrany (+ pamatovat si pořadí průchodu)</text:p>
                  </text:list-item>
                  <text:list-item>
                    <text:p>Při průchodu vrcholem napojovat vstupní a výstupní hrany na sebe (tzn. Která vstupní hrana vede na kterou výstupní)</text:p>
                  </text:list-item>
                  <text:list-item>
                    <text:p>Možná by stálo za to podobně předzpracovat i ready</text:p>
                  </text:list-item>
                  <text:list-item>
                    <text:p>Detekce repetic</text:p>
                  </text:list-item>
                </text:list>
              </text:list-item>
              <text:list-item>
                <text:p>Odstranění dalších struktur</text:p>
                <text:list>
                  <text:list-item>
                    <text:p>„bublin“ (zvolit cestu s větším pokrytí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1">
        <draw:frame presentation:style-name="pr1" draw:layer="layout" svg:width="25.199cm" svg:height="3.506cm" svg:x="1.4cm" svg:y="0.837cm" presentation:class="title">
          <draw:text-box>
            <text:p>Úkoly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Rozmyslet, jak do grafu referenční sekvence mapovat ready (pokud se budou vyskytovat multihrany atd.) (do příštího týdne)</text:p>
                <text:list>
                  <text:list-item>
                    <text:p>Případně i další věci, co se vynoří při/po dnešní konzultaci</text:p>
                  </text:list-item>
                </text:list>
              </text:list-item>
              <text:list-item>
                <text:p>Zjistit, jak to vypadá z formálním vypsáním práce (ideálně brzy)</text:p>
              </text:list-item>
              <text:list-item>
                <text:p>Vytvořit program generující referenční sekvenci + alternativní sekvenci (vcelku a v podobě readů)</text:p>
                <text:list>
                  <text:list-item>
                    <text:p>Něco již existuje, ale bude třeba výrazně upravit</text:p>
                  </text:list-item>
                </text:list>
              </text:list-item>
              <text:list-item>
                <text:p>Implementovat výše popsaný nápad (ideálně konec února)</text:p>
              </text:list-item>
              <text:list-item>
                <text:p>Později ideálně už jen úpravy parametrů, popř. Drobná implementační vylepšení</text:p>
              </text:list-item>
              <text:list-item>
                <text:p>Umět převádět mezi sebou ref. Sekvenci a graf (příštý pátek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08:26:54.120000000</meta:creation-date>
    <dc:date>2016-01-22T13:48:23.035000000</dc:date>
    <meta:editing-duration>PT2H6M35S</meta:editing-duration>
    <meta:editing-cycles>28</meta:editing-cycles>
    <meta:generator>LibreOffice/5.0.2.2$Windows_x86 LibreOffice_project/37b43f919e4de5eeaca9b9755ed688758a8251fe</meta:generator>
    <meta:document-statistic meta:object-count="37"/>
  </office:meta>
</office:document-meta>
</file>